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no-wrap" fo:border="2.75pt solid #b2b2b2" style:vertical-align="middle"/>
      <style:paragraph-properties fo:text-align="center" fo:margin-left="0cm"/>
      <style:text-properties fo:color="#eeeeee" style:font-name="DejaVu Math TeX Gyre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 style:data-style-name="N111">
      <style:table-cell-properties style:text-align-source="fix" style:repeat-content="false" fo:wrap-option="no-wrap" fo:border="2.7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style:font-name="Liberation Sans1" fo:font-size="14pt" style:font-size-asian="14pt" style:font-size-complex="14pt"/>
    </style:style>
    <style:style style:name="ce4" style:family="table-cell" style:parent-style-name="Default" style:data-style-name="N118">
      <style:table-cell-properties style:text-align-source="fix" style:repeat-content="false" fo:wrap-option="no-wrap" fo:border="2.75pt solid #b2b2b2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gr1" style:family="graphic">
      <style:graphic-properties draw:stroke="solid" svg:stroke-width="0.1cm" svg:stroke-color="#111111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 draw:ole-draw-aspect="1" style:protect="size"/>
      <style:paragraph-properties style:writing-mode="lr-tb"/>
    </style:style>
    <style:style style:name="gr2" style:family="graphic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cm" fo:min-width="0.21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ed_20__28_var_29__20_4" svg:stroke-width="0.03cm" svg:stroke-color="#000000" draw:marker-start="" draw:marker-start-width="0.22cm" draw:marker-start-center="false" draw:marker-end="" draw:marker-end-width="0.2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draw:auto-grow-height="false" fo:min-height="0.674cm" fo:min-width="0.423cm" fo:padding-top="0.115cm" fo:padding-bottom="0.115cm" fo:padding-left="0.24cm" fo:padding-right="0.24cm" draw:shadow="hidden" draw:shadow-offset-x="0.2cm" draw:shadow-offset-y="0.2cm" draw:shadow-color="#808080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3cm" fo:min-width="2.2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3cm" fo:min-width="2.2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54cm" fo:min-width="0.606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>
      <style:graphic-properties draw:stroke="solid" draw:stroke-dash="Dashed_20__28_var_29__20_4" svg:stroke-width="0.04cm" svg:stroke-color="#000000" draw:marker-start="" draw:marker-start-width="0.28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5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" style:family="graphic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1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" style:family="graphic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1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" style:family="graphic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1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55cm" fo:min-width="2.959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98cm" fo:min-width="2.96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" style:family="graphic">
      <style:graphic-properties draw:stroke="solid" draw:stroke-dash="Dashed_20__28_var_29__20_4" svg:stroke-width="0.06cm" svg:stroke-color="#000000" draw:marker-start="" draw:marker-start-width="0.31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>
      <style:graphic-properties draw:stroke="solid" draw:stroke-dash="Dashed_20__28_var_29__20_4" svg:stroke-width="0.06cm" svg:stroke-color="#000000" draw:marker-start="" draw:marker-start-width="0.31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" style:family="graphic">
      <style:graphic-properties draw:stroke="solid" draw:stroke-dash="Dashed_20__28_var_29__20_4" svg:stroke-width="0.04cm" svg:stroke-color="#000000" draw:marker-start="" draw:marker-start-width="0.28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" style:family="graphic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1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" style:family="graphic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3cm" fo:min-width="2.2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3cm" fo:min-width="2.2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1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" style:family="graphic">
      <style:graphic-properties draw:stroke="solid" svg:stroke-width="0cm" svg:stroke-color="#dee6e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161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55cm" fo:min-width="2.959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298cm" fo:min-width="2.96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" style:family="graphic">
      <style:graphic-properties draw:stroke="solid" draw:stroke-dash="Dashed_20__28_var_29__20_4" svg:stroke-width="0.06cm" svg:stroke-color="#000000" draw:marker-start="" draw:marker-start-width="0.31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" style:family="graphic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109cm" fo:min-width="0.038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fill-gradient-name="Gradient_20_5" draw:fill-hatch-name="Hatching_20_1" draw:fill-image-name="Bitmap_20_1" draw:textarea-horizontal-align="justify" draw:textarea-vertical-align="middle" draw:auto-grow-height="false" fo:min-height="0.109cm" fo:min-width="0.038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fill-gradient-name="Gradient_20_4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>
      <style:graphic-properties draw:stroke="solid" draw:stroke-dash="Dashed_20__28_var_29__20_4" svg:stroke-width="0.06cm" svg:stroke-color="#000000" draw:marker-start="" draw:marker-start-width="0.31cm" draw:marker-start-center="false" draw:marker-end="Arrow" draw:marker-end-width="0.15cm" draw:marker-end-center="false" draw:fill="none" draw:fill-color="#729fcf" draw:fill-gradient-name="Gradient_20_5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 draw:fill-gradient-name="Gradient_20_4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 draw:fill-gradient-name="Gradient_20_5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eeeeee" style:font-name="DejaVu Math TeX Gyre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eeeeee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 style:font-name="DejaVu Math TeX Gyre"/>
    </style:style>
    <style:style style:name="T6" style:family="text">
      <style:text-properties style:text-position="-8% 58%"/>
    </style:style>
    <style:style style:name="T7" style:family="text">
      <style:text-properties style:font-name="Liberation Sans"/>
    </style:style>
    <style:style style:name="T8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.974cm" svg:height="1.141cm" svg:x="1.685cm" svg:y="12.585cm">
            <draw:object xlink:href="./Object 1" xlink:type="simple" xlink:show="embed" xlink:actuate="onLoad">
              <loext:p text:style-name="P1">
                <text:s/>
              </loext:p>
            </draw:object>
            <draw:image xlink:href="./ObjectReplacements/Object 1" xlink:type="simple" xlink:show="embed" xlink:actuate="onLoad"/>
          </draw:frame>
          <draw:g draw:z-index="1">
            <draw:g xml:id="id1" draw:id="id1">
              <draw:custom-shape draw:style-name="gr2" draw:text-style-name="P3" svg:width="1.275cm" svg:height="0.255cm" svg:x="17.145cm" svg:y="16.752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3" draw:text-style-name="P3" svg:width="1.275cm" svg:height="1.276cm" svg:x="17.145cm" svg:y="15.61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Alternate-Process" draw:style-name="gr4" draw:text-style-name="P5" xml:id="id2" draw:id="id2" svg:width="3.007cm" svg:height="0.921cm" svg:x="19.942cm" svg:y="13.306cm">
              <text:p text:style-name="P4"><text:span text:style-name="T1">E</text:span><text:span text:style-name="T1">v</text:span><text:span text:style-name="T1">a</text:span><text:span text:style-name="T1">p</text:span><text:span text:style-name="T1">o</text:span><text:span text:style-name="T1">r</text:span><text:span text:style-name="T1">a</text:span><text:span text:style-name="T1">d</text:span><text:span text:style-name="T1">o</text:span><text:span text:style-name="T1">r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onnector draw:name="Connector-Standard" draw:style-name="gr5" draw:text-style-name="P6" svg:x1="17.782cm" svg:y1="15.611cm" svg:x2="19.942cm" svg:y2="13.767cm" draw:start-shape="id1" draw:start-glue-point="0" draw:end-shape="id2" draw:end-glue-point="5" svg:d="M17782 15611v-1844h2160" svg:viewBox="0 0 2161 1845">
              <text:p/>
            </draw:connector>
            <draw:custom-shape draw:name="Alternate-Process_0" draw:style-name="gr6" draw:text-style-name="P5" xml:id="id3" draw:id="id3" svg:width="3.007cm" svg:height="0.921cm" svg:x="19.929cm" svg:y="17.835cm">
              <text:p text:style-name="P4"><text:span text:style-name="T1">C</text:span><text:span text:style-name="T1">o</text:span><text:span text:style-name="T1">n</text:span><text:span text:style-name="T1">d</text:span><text:span text:style-name="T1">e</text:span><text:span text:style-name="T1">n</text:span><text:span text:style-name="T1">s</text:span><text:span text:style-name="T1">a</text:span><text:span text:style-name="T1">d</text:span><text:span text:style-name="T1">o</text:span><text:span text:style-name="T1">r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onnector draw:name="Connector-Standard_0" draw:style-name="gr7" draw:text-style-name="P6" svg:x1="19.929cm" svg:y1="18.296cm" svg:x2="17.782cm" svg:y2="17.008cm" draw:start-shape="id3" draw:start-glue-point="5" draw:end-shape="id1" draw:end-glue-point="2" svg:d="M19929 18296h-2147v-1288" svg:viewBox="0 0 2148 1289">
              <text:p/>
            </draw:connector>
            <draw:custom-shape draw:style-name="gr8" draw:text-style-name="P7" xml:id="id4" draw:id="id4" svg:width="1.974cm" svg:height="0.898cm" draw:transform="rotate (1.5707963267949) translate (24.923cm 17.01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onnector draw:name="Connector-Standard_1" draw:style-name="gr9" draw:text-style-name="P6" svg:x1="25.372cm" svg:y1="16.768cm" svg:x2="22.936cm" svg:y2="18.296cm" draw:start-shape="id4" draw:start-glue-point="6" draw:end-shape="id3" draw:end-glue-point="7" svg:d="M25372 16768v1528h-2436" svg:viewBox="0 0 2437 1529">
              <text:p/>
            </draw:connector>
            <draw:connector draw:name="Connector-Standard_2" draw:style-name="gr10" draw:text-style-name="P6" svg:x1="22.949cm" svg:y1="13.767cm" svg:x2="25.372cm" svg:y2="15.286cm" draw:start-shape="id2" draw:start-glue-point="7" draw:end-shape="id4" draw:end-glue-point="4" svg:d="M22949 13767h2423v1519" svg:viewBox="0 0 2424 1520">
              <text:p/>
            </draw:connector>
            <draw:line draw:style-name="gr11" draw:text-style-name="P8" svg:x1="25.385cm" svg:y1="16.085cm" svg:x2="26.897cm" svg:y2="15.45cm">
              <text:p/>
            </draw:line>
            <draw:frame draw:style-name="gr12" draw:text-style-name="P10" svg:width="1.51cm" svg:height="0.965cm" svg:x="25.968cm" svg:y="15.156cm">
              <draw:text-box>
                <text:p text:style-name="P9"><text:span text:style-name="T2">w</text:span><text:span text:style-name="T3">s</text:span></text:p>
              </draw:text-box>
            </draw:frame>
            <draw:custom-shape draw:style-name="gr13" draw:text-style-name="P12" svg:width="0.581cm" svg:height="0.581cm" svg:x="25.039cm" svg:y="13.065cm">
              <text:p text:style-name="P11"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2" svg:width="0.581cm" svg:height="0.581cm" svg:x="17.723cm" svg:y="18.407cm">
              <text:p text:style-name="P11"><text:span text:style-name="T2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12" svg:width="0.581cm" svg:height="0.581cm" svg:x="17.723cm" svg:y="13.065cm">
              <text:p text:style-name="P11"><text:span text:style-name="T2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2" svg:width="0.58cm" svg:height="0.58cm" svg:x="24.459cm" svg:y="18.524cm">
              <text:p text:style-name="P11"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7" svg:width="5.099cm" svg:height="0.743cm" draw:transform="skewX (0.00139626340159546) rotate (3.1398473243378) translate (23.983cm 20.154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3102.57764823754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8" draw:text-style-name="P13" svg:width="5.1cm" svg:height="0.808cm" draw:transform="skewX (-0.00122173047639603) rotate (-0.00174532925199447) translate (18.894cm 11.904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3102.57764823754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9" draw:text-style-name="P8" svg:x1="21.323cm" svg:y1="12.252cm" svg:x2="21.323cm" svg:y2="13.529cm">
              <text:p/>
            </draw:line>
            <draw:line draw:style-name="gr20" draw:text-style-name="P14" svg:x1="21.323cm" svg:y1="18.524cm" svg:x2="21.323cm" svg:y2="19.801cm">
              <text:p/>
            </draw:line>
            <draw:frame draw:style-name="gr21" draw:text-style-name="P10" svg:width="1.974cm" svg:height="0.965cm" svg:x="22.558cm" svg:y="12.605cm">
              <draw:text-box>
                <text:p text:style-name="P9"><text:span text:style-name="T2">Q</text:span><text:span text:style-name="T3">h</text:span></text:p>
              </draw:text-box>
            </draw:frame>
            <draw:frame draw:style-name="gr22" draw:text-style-name="P10" svg:width="1.974cm" svg:height="0.965cm" svg:x="15.981cm" svg:y="16.219cm">
              <draw:text-box>
                <text:p text:style-name="P9"><text:span text:style-name="T2">W</text:span><text:span text:style-name="T3">p</text:span></text:p>
              </draw:text-box>
            </draw:frame>
            <draw:line draw:style-name="gr23" draw:text-style-name="P8" svg:x1="16.213cm" svg:y1="16.836cm" svg:x2="17.725cm" svg:y2="16.201cm">
              <text:p/>
            </draw:line>
            <draw:frame draw:style-name="gr24" draw:text-style-name="P10" svg:width="1.974cm" svg:height="0.965cm" svg:x="18.584cm" svg:y="18.39cm">
              <draw:text-box>
                <text:p text:style-name="P9"><text:span text:style-name="T2">Q</text:span><text:span text:style-name="T3">c</text:span></text:p>
              </draw:text-box>
            </draw:frame>
          </draw:g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Ciclo de Rankine</text:p>
          </table:table-cell>
          <table:covered-table-cell table:number-columns-repeated="5"/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<text:span text:style-name="T4">Str</text:span><text:span text:style-name="T5">   </text:span>/     Var</text:p>
          </table:table-cell>
          <table:table-cell table:style-name="ce1" office:value-type="string" calcext:value-type="string">
            <text:p>T (<text:span text:style-name="T7">°C) </text:span></text:p>
          </table:table-cell>
          <table:table-cell table:style-name="ce1" office:value-type="string" calcext:value-type="string">
            <text:p>P (MPa)</text:p>
          </table:table-cell>
          <table:table-cell table:style-name="ce1" office:value-type="string" calcext:value-type="string">
            <text:p>v (m³/Kg)</text:p>
          </table:table-cell>
          <table:table-cell table:style-name="ce1" office:value-type="string" calcext:value-type="string">
            <text:p>h (Kj/kg)</text:p>
          </table:table-cell>
          <table:table-cell table:style-name="ce1" office:value-type="string" calcext:value-type="string">
            <text:p>s (Kj/Kg.K)</text:p>
          </table:table-cell>
          <table:table-cell table:style-name="ce1" office:value-type="string" calcext:value-type="string">
            <text:p>u (Kj/kg)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table:formula="of:=[.D7]" office:value-type="string" office:string-value="" calcext:value-type="error">
            <text:p>Err:522</text:p>
          </table:table-cell>
          <table:table-cell table:style-name="ce4" table:number-columns-repeated="2"/>
          <table:table-cell table:style-name="ce4" table:formula="of:=[.G5]" office:value-type="string" office:string-value="" calcext:value-type="error">
            <text:p>Err:522</text:p>
          </table:table-cell>
          <table:table-cell table:style-name="ce4"/>
          <table:table-cell table:style-name="ce4" office:value-type="string" calcext:value-type="string">
            <text:p>vap. Sup.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4" table:formula="of:=[.C6]" office:value-type="string" office:string-value="" calcext:value-type="error">
            <text:p>Err:522</text:p>
          </table:table-cell>
          <table:table-cell table:style-name="ce4" table:formula="of:=[.D6]" office:value-type="string" office:string-value="" calcext:value-type="error">
            <text:p>Err:522</text:p>
          </table:table-cell>
          <table:table-cell table:style-name="ce4" table:number-columns-repeated="2"/>
          <table:table-cell table:style-name="ce4" table:formula="of:=[.G4]" office:value-type="string" office:string-value="" calcext:value-type="error">
            <text:p>Err:522</text:p>
          </table:table-cell>
          <table:table-cell table:style-name="ce4" table:number-columns-repeated="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4" table:formula="of:=[.C5]" office:value-type="string" office:string-value="" calcext:value-type="error">
            <text:p>Err:522</text:p>
          </table:table-cell>
          <table:table-cell table:style-name="ce4" table:formula="of:=[.D5]" office:value-type="string" office:string-value="" calcext:value-type="error">
            <text:p>Err:522</text:p>
          </table:table-cell>
          <table:table-cell table:style-name="ce4" table:number-columns-repeated="2"/>
          <table:table-cell table:style-name="ce4" table:formula="of:=[.G7]" office:value-type="string" office:string-value="" calcext:value-type="error">
            <text:p>Err:522</text:p>
          </table:table-cell>
          <table:table-cell table:style-name="ce4"/>
          <table:table-cell table:style-name="ce4" office:value-type="string" calcext:value-type="string">
            <text:p>Liq. Sat</text:p>
          </table:table-cell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4" table:formula="of:=[.D4]" office:value-type="string" office:string-value="" calcext:value-type="error">
            <text:p>Err:522</text:p>
          </table:table-cell>
          <table:table-cell table:style-name="ce4" table:number-columns-repeated="2"/>
          <table:table-cell table:style-name="ce4" table:formula="of:=[.G6]" office:value-type="string" office:string-value="" calcext:value-type="error">
            <text:p>Err:522</text:p>
          </table:table-cell>
          <table:table-cell table:style-name="ce4" table:number-columns-repeated="2"/>
        </table:table-row>
        <table:table-row table:style-name="ro3" table:number-rows-repeated="4"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Stream 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<text:span text:style-name="T8">L</text:span></text:p>
          </table:table-cell>
          <table:table-cell table:style-name="ce4" office:value-type="string" calcext:value-type="string">
            <text:p>M<text:span text:style-name="T8">v</text:span></text:p>
          </table:table-cell>
          <table:table-cell table:style-name="ce4" office:value-type="string" calcext:value-type="string">
            <text:p>q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s</text:p>
          </table:table-cell>
          <table:table-cell table:style-name="ce4" table:number-columns-repeated="3"/>
          <table:table-cell table:style-name="ce4" table:formula="of:=([.C13]-[.D13])/([.E13]-[.D1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h</text:p>
          </table:table-cell>
          <table:table-cell table:style-name="ce4" table:number-columns-repeated="3"/>
          <table:table-cell table:style-name="ce4" table:formula="of:=([.C14]-[.D14])/([.E14]-[.D1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u</text:p>
          </table:table-cell>
          <table:table-cell table:style-name="ce4" table:number-columns-repeated="3"/>
          <table:table-cell table:style-name="ce4" table:formula="of:=([.C15]-[.D15])/([.E15]-[.D1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v</text:p>
          </table:table-cell>
          <table:table-cell table:style-name="ce4" table:number-columns-repeated="3"/>
          <table:table-cell table:style-name="ce4" table:formula="of:=([.C16]-[.D16])/([.E16]-[.D1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4">
          <table:table-cell/>
          <table:table-cell table:style-name="ce2"/>
          <table:table-cell table:style-name="ce4" table:number-columns-repeated="4"/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5">
          <table:table-cell/>
          <table:table-cell table:style-name="ce3"/>
          <table:table-cell table:number-columns-repeated="7"/>
        </table:table-row>
        <table:table-row table:style-name="ro5">
          <table:table-cell table:number-columns-repeated="3"/>
          <table:table-cell table:style-name="ce4" table:formula="of:=([.C23]-[.C24])/[.C2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5">
          <table:table-cell table:number-columns-repeated="9"/>
        </table:table-row>
        <table:table-row table:style-name="ro5">
          <table:table-cell/>
          <table:table-cell table:style-name="ce4" office:value-type="string" calcext:value-type="string">
            <text:p>W<text:span text:style-name="T6">s</text:span></text:p>
          </table:table-cell>
          <table:table-cell table:style-name="ce4" table:formula="of:=[.F5]-[.F4]" office:value-type="float" office:value="0" calcext:value-type="float">
            <text:p>0,000</text:p>
          </table:table-cell>
          <table:table-cell table:number-columns-repeated="6"/>
        </table:table-row>
        <table:table-row table:style-name="ro5">
          <table:table-cell/>
          <table:table-cell table:style-name="ce4" office:value-type="string" calcext:value-type="string">
            <text:p>W<text:span text:style-name="T6">p</text:span></text:p>
          </table:table-cell>
          <table:table-cell table:style-name="ce4" table:formula="of:=[.F7]-[.F6]" office:value-type="float" office:value="0" calcext:value-type="float">
            <text:p>0,000</text:p>
          </table:table-cell>
          <table:table-cell table:number-columns-repeated="6"/>
        </table:table-row>
        <table:table-row table:style-name="ro5">
          <table:table-cell/>
          <table:table-cell table:style-name="ce4" office:value-type="string" calcext:value-type="string">
            <text:p>Q<text:span text:style-name="T6">h</text:span></text:p>
          </table:table-cell>
          <table:table-cell table:style-name="ce4" table:formula="of:=[.F7]-[.F4]" office:value-type="float" office:value="0" calcext:value-type="float">
            <text:p>0,000</text:p>
          </table:table-cell>
          <table:table-cell table:number-columns-repeated="6"/>
        </table:table-row>
        <table:table-row table:style-name="ro5">
          <table:table-cell table:number-columns-repeated="9"/>
        </table:table-row>
        <table:table-row table:style-name="ro5" table:number-rows-repeated="9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Sheet2" table:style-name="ta1">
        <table:shapes>
          <draw:g draw:z-index="0">
            <draw:custom-shape draw:style-name="gr25" draw:text-style-name="P12" svg:width="0.608cm" svg:height="0.581cm" svg:x="29.449cm" svg:y="13.609cm">
              <text:p text:style-name="P11"><text:span text:style-name="T2">1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2" svg:width="0.58cm" svg:height="0.58cm" svg:x="29.057cm" svg:y="8.11cm">
              <text:p text:style-name="P11"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Alternate-Process" draw:style-name="gr27" draw:text-style-name="P5" xml:id="id5" draw:id="id5" svg:width="3.007cm" svg:height="0.921cm" svg:x="24.021cm" svg:y="8.592cm">
              <text:p text:style-name="P4"><text:span text:style-name="T1">Conde</text:span><text:span text:style-name="T1">nsador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onnector draw:name="Connector-Standard" draw:style-name="gr28" draw:text-style-name="P6" svg:x1="24.021cm" svg:y1="9.053cm" svg:x2="21.742cm" svg:y2="10.26cm" draw:start-shape="id5" draw:start-glue-point="5" draw:end-shape="id6" draw:end-glue-point="0" svg:d="M24021 9053h-2279v1207" svg:viewBox="0 0 2280 1208">
              <text:p/>
            </draw:connector>
            <draw:custom-shape draw:name="Alternate-Process_0" draw:style-name="gr29" draw:text-style-name="P5" xml:id="id7" draw:id="id7" svg:width="3.007cm" svg:height="0.921cm" svg:x="24.008cm" svg:y="13.121cm">
              <text:p text:style-name="P4"><text:span text:style-name="T1">evapor</text:span><text:span text:style-name="T1">ador</text:span>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onnector draw:name="Connector-Standard_0" draw:style-name="gr30" draw:text-style-name="P6" svg:x1="21.742cm" svg:y1="12.44cm" svg:x2="24.008cm" svg:y2="13.582cm" draw:start-shape="id6" draw:start-glue-point="2" draw:end-shape="id7" draw:end-glue-point="5" svg:d="M21742 12440v1142h2266" svg:viewBox="0 0 2267 1143">
              <text:p/>
            </draw:connector>
            <draw:connector draw:name="Connector-Standard_1" draw:style-name="gr31" draw:text-style-name="P6" svg:x1="27.015cm" svg:y1="13.582cm" svg:x2="28.557cm" svg:y2="11.94cm" draw:start-shape="id7" draw:start-glue-point="7" draw:end-shape="id8" draw:end-glue-point="2" svg:d="M27015 13582h1542v-1642" svg:viewBox="0 0 1543 1643">
              <text:p/>
            </draw:connector>
            <draw:connector draw:name="Connector-Standard_2" draw:style-name="gr32" draw:text-style-name="P6" svg:x1="28.557cm" svg:y1="10.44cm" svg:x2="27.028cm" svg:y2="9.053cm" draw:start-shape="id8" draw:start-glue-point="0" draw:end-shape="id5" draw:end-glue-point="7" svg:d="M28557 10440v-1387h-1529" svg:viewBox="0 0 1530 1388">
              <text:p/>
            </draw:connector>
            <draw:custom-shape draw:style-name="gr33" draw:text-style-name="P12" svg:width="0.581cm" svg:height="0.581cm" svg:x="20.726cm" svg:y="7.859cm">
              <text:p text:style-name="P11"><text:span text:style-name="T2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2" svg:width="0.581cm" svg:height="0.581cm" svg:x="21.057cm" svg:y="13.94cm">
              <text:p text:style-name="P11"><text:span text:style-name="T2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7" svg:width="5.099cm" svg:height="0.743cm" draw:transform="skewX (0.00139626340159546) rotate (3.1398473243378) translate (28.062cm 15.44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3102.57764823754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6" draw:text-style-name="P13" svg:width="5.1cm" svg:height="0.808cm" draw:transform="skewX (-0.00122173047639603) rotate (-0.00174532925199447) translate (22.973cm 7.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3102.57764823754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7" draw:text-style-name="P14" svg:x1="25.557cm" svg:y1="8.81cm" svg:x2="25.557cm" svg:y2="7.44cm">
              <text:p/>
            </draw:line>
            <draw:frame draw:style-name="gr38" draw:text-style-name="P10" svg:width="1.974cm" svg:height="0.965cm" svg:x="25.518cm" svg:y="8.021cm">
              <draw:text-box>
                <text:p text:style-name="P15"><text:span text:style-name="T2">Q</text:span><text:span text:style-name="T3">1</text:span></text:p>
              </draw:text-box>
            </draw:frame>
            <draw:frame draw:style-name="gr39" draw:text-style-name="P10" svg:width="1.935cm" svg:height="0.965cm" svg:x="25.557cm" svg:y="14.19cm">
              <draw:text-box>
                <text:p text:style-name="P15"><text:span text:style-name="T2">Q</text:span><text:span text:style-name="T3">2</text:span></text:p>
              </draw:text-box>
            </draw:frame>
            <draw:g xml:id="id6" draw:id="id6">
              <draw:custom-shape draw:style-name="gr40" draw:text-style-name="P7" svg:width="1.075cm" svg:height="1.077cm" draw:transform="skewX (-0.000872664625997164) rotate (-3.11611084651068) translate (22.28cm 11.33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41" draw:text-style-name="P7" svg:width="1.075cm" svg:height="1.077cm" draw:transform="skewX (-0.000872664625997164) rotate (0.0254818070791172) translate (21.205cm 11.363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xml:id="id8" draw:id="id8">
              <draw:circle draw:style-name="gr42" draw:text-style-name="P3" svg:width="1.5cm" svg:height="1.5cm" svg:x="27.807cm" svg:y="10.44cm">
                <text:p/>
              </draw:circle>
              <draw:line draw:style-name="gr43" draw:text-style-name="P3" svg:x1="28.107cm" svg:y1="10.59cm" svg:x2="29.232cm" svg:y2="10.89cm">
                <text:p/>
              </draw:line>
              <draw:line draw:style-name="gr44" draw:text-style-name="P3" svg:x1="28.107cm" svg:y1="11.79cm" svg:x2="29.232cm" svg:y2="11.49cm">
                <text:p/>
              </draw:line>
            </draw:g>
            <draw:line draw:style-name="gr45" draw:text-style-name="P14" svg:x1="25.557cm" svg:y1="15.31cm" svg:x2="25.557cm" svg:y2="13.94cm">
              <text:p/>
            </draw:line>
          </draw:g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Ciclo de Rankine</text:p>
          </table:table-cell>
          <table:covered-table-cell table:number-columns-repeated="5"/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<text:span text:style-name="T4">Str</text:span><text:span text:style-name="T5">   </text:span>/     Var</text:p>
          </table:table-cell>
          <table:table-cell table:style-name="ce1" office:value-type="string" calcext:value-type="string">
            <text:p>T (<text:span text:style-name="T7">°C) </text:span></text:p>
          </table:table-cell>
          <table:table-cell table:style-name="ce1" office:value-type="string" calcext:value-type="string">
            <text:p>P (MPa)</text:p>
          </table:table-cell>
          <table:table-cell table:style-name="ce1" office:value-type="string" calcext:value-type="string">
            <text:p>v (m³/Kg)</text:p>
          </table:table-cell>
          <table:table-cell table:style-name="ce1" office:value-type="string" calcext:value-type="string">
            <text:p>h (Kj/kg)</text:p>
          </table:table-cell>
          <table:table-cell table:style-name="ce1" office:value-type="string" calcext:value-type="string">
            <text:p>s (Kj/Kg.K)</text:p>
          </table:table-cell>
          <table:table-cell table:style-name="ce1" office:value-type="string" calcext:value-type="string">
            <text:p>u (Kj/kg)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4" table:formula="of:=[.C7]" office:value-type="string" office:string-value="" calcext:value-type="error">
            <text:p>Err:522</text:p>
          </table:table-cell>
          <table:table-cell table:style-name="ce4" table:number-columns-repeated="3"/>
          <table:table-cell table:style-name="ce4" table:formula="of:=[.G7]" office:value-type="string" office:string-value="" calcext:value-type="error">
            <text:p>Err:522</text:p>
          </table:table-cell>
          <table:table-cell table:style-name="ce4" table:number-columns-repeated="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4" table:formula="of:=[.D6]" office:value-type="string" office:string-value="" calcext:value-type="error">
            <text:p>Err:522</text:p>
          </table:table-cell>
          <table:table-cell table:style-name="ce4" table:number-columns-repeated="2"/>
          <table:table-cell table:style-name="ce4" table:formula="of:=[.G6]" office:value-type="string" office:string-value="" calcext:value-type="error">
            <text:p>Err:522</text:p>
          </table:table-cell>
          <table:table-cell table:style-name="ce4" table:number-columns-repeated="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4" table:formula="of:=[.D5]" office:value-type="string" office:string-value="" calcext:value-type="error">
            <text:p>Err:522</text:p>
          </table:table-cell>
          <table:table-cell table:style-name="ce4"/>
          <table:table-cell table:style-name="ce4" table:formula="of:=[.F7]" office:value-type="string" office:string-value="" calcext:value-type="error">
            <text:p>Err:522</text:p>
          </table:table-cell>
          <table:table-cell table:style-name="ce4" table:formula="of:=[.G5]" office:value-type="string" office:string-value="" calcext:value-type="error">
            <text:p>Err:522</text:p>
          </table:table-cell>
          <table:table-cell table:style-name="ce4" table:number-columns-repeated="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4" table:formula="of:=[.C4]" office:value-type="string" office:string-value="" calcext:value-type="error">
            <text:p>Err:522</text:p>
          </table:table-cell>
          <table:table-cell table:style-name="ce4" table:number-columns-repeated="2"/>
          <table:table-cell table:style-name="ce4" table:formula="of:=[.F6]" office:value-type="string" office:string-value="" calcext:value-type="error">
            <text:p>Err:522</text:p>
          </table:table-cell>
          <table:table-cell table:style-name="ce4" table:formula="of:=[.G4]" office:value-type="string" office:string-value="" calcext:value-type="error">
            <text:p>Err:522</text:p>
          </table:table-cell>
          <table:table-cell table:style-name="ce4" table:number-columns-repeated="2"/>
        </table:table-row>
        <table:table-row table:style-name="ro3" table:number-rows-repeated="4"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Stream 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<text:span text:style-name="T8">L</text:span></text:p>
          </table:table-cell>
          <table:table-cell table:style-name="ce4" office:value-type="string" calcext:value-type="string">
            <text:p>M<text:span text:style-name="T8">v</text:span></text:p>
          </table:table-cell>
          <table:table-cell table:style-name="ce4" office:value-type="string" calcext:value-type="string">
            <text:p>q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s</text:p>
          </table:table-cell>
          <table:table-cell table:style-name="ce4" table:number-columns-repeated="3"/>
          <table:table-cell table:style-name="ce4" table:formula="of:=([.C13]-[.D13])/([.E13]-[.D1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h</text:p>
          </table:table-cell>
          <table:table-cell table:style-name="ce4" table:number-columns-repeated="3"/>
          <table:table-cell table:style-name="ce4" table:formula="of:=([.C14]-[.D14])/([.E14]-[.D1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u</text:p>
          </table:table-cell>
          <table:table-cell table:style-name="ce4" table:number-columns-repeated="3"/>
          <table:table-cell table:style-name="ce4" table:formula="of:=([.C15]-[.D15])/([.E15]-[.D1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v</text:p>
          </table:table-cell>
          <table:table-cell table:style-name="ce4" table:number-columns-repeated="3"/>
          <table:table-cell table:style-name="ce4" table:formula="of:=([.C16]-[.D16])/([.E16]-[.D1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4">
          <table:table-cell/>
          <table:table-cell table:style-name="ce2"/>
          <table:table-cell table:style-name="ce4" table:number-columns-repeated="4"/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5">
          <table:table-cell/>
          <table:table-cell table:style-name="ce3"/>
          <table:table-cell table:number-columns-repeated="7"/>
        </table:table-row>
        <table:table-row table:style-name="ro5">
          <table:table-cell table:number-columns-repeated="9"/>
        </table:table-row>
        <table:table-row table:style-name="ro5">
          <table:table-cell table:number-columns-repeated="9"/>
        </table:table-row>
        <table:table-row table:style-name="ro5">
          <table:table-cell/>
          <table:table-cell table:style-name="ce4" office:value-type="string" calcext:value-type="string">
            <text:p>Evap.</text:p>
          </table:table-cell>
          <table:table-cell table:style-name="ce4" table:formula="of:=[.F4]-[.F7]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5">
          <table:table-cell/>
          <table:table-cell table:style-name="ce4" office:value-type="string" calcext:value-type="string">
            <text:p>Comp</text:p>
          </table:table-cell>
          <table:table-cell table:style-name="ce4" table:formula="of:=[.G5]-[.G4]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5">
          <table:table-cell/>
          <table:table-cell table:style-name="ce4" office:value-type="string" calcext:value-type="string">
            <text:p>CEF</text:p>
          </table:table-cell>
          <table:table-cell table:style-name="ce4" table:formula="of:=[.C23]/[.C24]" office:value-type="string" office:string-value="" calcext:value-type="error">
            <text:p>Err:522</text:p>
          </table:table-cell>
          <table:table-cell table:number-columns-repeated="6"/>
        </table:table-row>
        <table:table-row table:style-name="ro5">
          <table:table-cell table:number-columns-repeated="9"/>
        </table:table-row>
        <table:table-row table:style-name="ro5" table:number-rows-repeated="9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2" svg:font-family="'Liberation Sans'" style:font-family-generic="swiss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1">
      <number:number number:decimal-places="3" number:min-decimal-places="3" number:min-integer-digits="0"/>
    </number:number-style>
    <number:number-style style:name="N117">
      <number:scientific-number number:decimal-places="5" number:min-decimal-places="5" number:min-integer-digits="6" number:grouping="true" number:min-exponent-digits="2" number:exponent-interval="6" number:forced-exponent-sign="true"/>
    </number:number-style>
    <number:number-style style:name="N11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21:58:32.222511177</meta:creation-date>
    <dc:date>2021-10-27T01:20:07.461172428</dc:date>
    <meta:editing-duration>PT14M39S</meta:editing-duration>
    <meta:editing-cycles>3</meta:editing-cycles>
    <meta:generator>LibreOffice/7.0.4.2$Linux_X86_64 LibreOffice_project/00$Build-2</meta:generator>
    <meta:document-statistic meta:table-count="2" meta:cell-count="87" meta:object-count="3"/>
  </office:meta>
</office:document-meta>
</file>

<file path=Object 1/content.xml><?xml version="1.0" encoding="utf-8"?>
<math xmlns="http://www.w3.org/1998/Math/MathML" display="block">
  <semantics>
    <mrow>
      <mi>Ƞ</mi>
      <mo stretchy="false">=</mo>
      <mfrac>
        <mrow>
          <mo fence="true" stretchy="false">(</mo>
          <mrow>
            <mrow>
              <msub>
                <mi>W</mi>
                <mi>s</mi>
              </msub>
              <mo stretchy="false">−</mo>
              <msub>
                <mi>W</mi>
                <mi>b</mi>
              </msub>
            </mrow>
          </mrow>
          <mo fence="true" stretchy="false">)</mo>
        </mrow>
        <mrow>
          <mo fence="true" stretchy="false">(</mo>
          <mrow>
            <mrow>
              <msub>
                <mi>H</mi>
                <mn>1</mn>
              </msub>
              <mo stretchy="false">−</mo>
              <msub>
                <mi>H</mi>
                <mn>2</mn>
              </msub>
            </mrow>
          </mrow>
          <mo fence="true" stretchy="false">)</mo>
        </mrow>
      </mfrac>
      <mo stretchy="false">=</mo>
      <mfrac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H</mi>
                      <mn>2</mn>
                    </msub>
                    <mo stretchy="false">−</mo>
                    <msub>
                      <mi>H</mi>
                      <mn>1</mn>
                    </msub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sub>
                      <mi>H</mi>
                      <mn>4</mn>
                    </msub>
                    <mo stretchy="false">−</mo>
                    <msub>
                      <mi>H</mi>
                      <mn>3</mn>
                    </msub>
                  </mrow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o fence="true" stretchy="false">(</mo>
              <mrow>
                <mrow>
                  <mrow>
                    <msub>
                      <mi>H</mi>
                      <mn>1</mn>
                    </msub>
                    <mo stretchy="false">−</mo>
                    <mi>H</mi>
                  </mrow>
                  <mn>4</mn>
                </mrow>
              </mrow>
              <mo fence="true" stretchy="false">)</mo>
            </mrow>
          </mrow>
          <mo fence="true" stretchy="false">|</mo>
        </mrow>
      </mfrac>
    </mrow>
    <annotation encoding="StarMath 5.0">Ƞ=(W_{s} - W_{b})over( H_1-
H
_2 ) = lline (H_2-H_1) -(H_4 - H_3) rline over lline ( H_1 - H4 ) rline </annotation>
  </semantics>
</math>
</file>